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style:text-properties fo:language="en" fo:country="US"/>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paragraph-properties fo:margin-left="0in" fo:margin-right="0in" fo:text-indent="0in"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06119"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officeooo:paragraph-rsid="0021aecf"/>
    </style:style>
    <style:style style:name="P11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Heading_20_2">
      <style:text-properties fo:language="en" fo:country="US"/>
    </style:style>
    <style:style style:name="P116" style:family="paragraph" style:parent-style-name="Heading_20_2">
      <style:text-properties fo:language="ru" fo:country="RU"/>
    </style:style>
    <style:style style:name="P117" style:family="paragraph" style:parent-style-name="Heading_20_2">
      <loext:graphic-properties draw:fill="solid" draw:fill-color="#eeeeee" draw:opacity="100%"/>
      <style:paragraph-properties fo:background-color="#eeeeee"/>
      <style:text-properties fo:language="ru" fo:country="RU"/>
    </style:style>
    <style:style style:name="P118" style:family="paragraph" style:parent-style-name="Heading_20_2">
      <loext:graphic-properties draw:fill="solid" draw:fill-color="#eeeeee" draw:opacity="100%"/>
      <style:paragraph-properties fo:background-color="#eeeeee"/>
    </style:style>
    <style:style style:name="P119"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0" style:family="paragraph" style:parent-style-name="Heading_20_1">
      <loext:graphic-properties draw:fill="solid" draw:fill-color="#eeeeee" draw:opacity="100%"/>
      <style:paragraph-properties fo:background-color="#eeeeee"/>
    </style:style>
    <style:style style:name="P121" style:family="paragraph" style:parent-style-name="Heading_20_1">
      <style:paragraph-properties fo:margin-left="0in" fo:margin-right="0in" fo:text-align="center" style:justify-single-word="false" fo:text-indent="0.1965in" style:auto-text-indent="false"/>
    </style:style>
    <style:style style:name="P12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officeooo:rsid="0021aecf"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color="#ff3333" fo:language="ru" fo:country="RU" fo:font-style="normal" style:font-style-asian="normal" style:font-style-complex="normal"/>
    </style:style>
    <style:style style:name="T12" style:family="text">
      <style:text-properties fo:color="#ff3333"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ru" fo:country="RU" fo:font-style="normal" style:font-style-asian="normal" style:font-style-complex="normal"/>
    </style:style>
    <style:style style:name="T18" style:family="text">
      <style:text-properties fo:color="#800000" fo:language="en" fo:country="US"/>
    </style:style>
    <style:style style:name="T19" style:family="text">
      <style:text-properties fo:color="#800000" fo:language="en" fo:country="US" fo:font-style="normal" style:font-style-asian="normal" style:font-style-complex="normal"/>
    </style:style>
    <style:style style:name="T20" style:family="text">
      <style:text-properties fo:color="#800000" fo:font-style="normal" style:font-style-asian="normal" style:font-style-complex="normal"/>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language="ru" fo:country="RU" fo:font-style="normal" fo:font-weight="normal" style:font-style-asian="normal" style:font-weight-asian="normal" style:font-style-complex="normal" style:font-weight-complex="normal"/>
    </style:style>
    <style:style style:name="T28" style:family="text">
      <style:text-properties style:use-window-font-color="true" fo:language="ru" fo:country="RU" fo:font-style="italic" style:font-style-asian="italic" style:font-style-complex="italic"/>
    </style:style>
    <style:style style:name="T29" style:family="text">
      <style:text-properties style:use-window-font-color="true" fo:language="en" fo:country="US"/>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officeooo:rsid="00206119" style:font-style-asian="normal" style:font-style-complex="normal"/>
    </style:style>
    <style:style style:name="T32" style:family="text">
      <style:text-properties style:use-window-font-color="true" fo:language="en" fo:country="US" fo:font-style="normal" officeooo:rsid="0021aecf" style:font-style-asian="normal" style:font-style-complex="normal"/>
    </style:style>
    <style:style style:name="T33" style:family="text">
      <style:text-properties style:use-window-font-color="true" fo:language="en" fo:country="US" fo:font-style="normal" fo:background-color="transparent" loext:char-shading-value="0" style:font-style-asian="normal" style:font-style-complex="normal"/>
    </style:style>
    <style:style style:name="T34" style:family="text">
      <style:text-properties style:use-window-font-color="true" fo:font-style="normal" style:font-style-asian="normal" style:font-style-complex="normal"/>
    </style:style>
    <style:style style:name="T35" style:family="text">
      <style:text-properties fo:background-color="transparent" loext:char-shading-value="0"/>
    </style:style>
    <style:style style:name="T36" style:family="text">
      <style:text-properties style:text-position="super 58%"/>
    </style:style>
    <style:style style:name="T37" style:family="text">
      <style:text-properties fo:color="#c5000b"/>
    </style:style>
    <style:style style:name="T38" style:family="text">
      <style:text-properties fo:language="fr" fo:country="FR"/>
    </style:style>
    <style:style style:name="T39" style:family="text">
      <style:text-properties fo:color="#0000ff"/>
    </style:style>
    <style:style style:name="T40" style:family="text">
      <style:text-properties fo:color="#3333ff"/>
    </style:style>
    <style:style style:name="T41" style:family="text">
      <style:text-properties fo:font-style="normal" style:font-style-asian="normal" style:font-style-complex="normal"/>
    </style:style>
    <style:style style:name="T42" style:family="text">
      <style:text-properties fo:color="#0066ff"/>
    </style:style>
    <style:style style:name="T43" style:family="text">
      <style:text-properties fo:color="#0066ff" fo:language="en" fo:country="US" fo:font-style="normal" fo:background-color="transparent" loext:char-shading-value="0" style:font-style-asian="normal" style:font-style-complex="normal"/>
    </style:style>
    <style:style style:name="T44" style:family="text">
      <style:text-properties officeooo:rsid="002061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407667353213163291" text:style-name="L1">
        <text:list-item>
          <text:p text:style-name="P103">добавить детектив <text:span text:style-name="T1">(реализовано)</text:span>+ магические уроки/трактаты Старсвирла (реализовано)</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5137384970957676965"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14766059193813373"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15" text:outline-level="2">1. Терра</text:h>
      <text:p text:style-name="P26">музыка - кондовая электронная, холодная и отчаянная (Electronics “Disappointed”)</text:p>
      <text:p text:style-name="P8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6"><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0"><text:span text:style-name="T5">&gt;\</text:span>Привет, Нексус. Это Макс.</text:p>
      <text:p text:style-name="P50"><text:span text:style-name="T5">&lt;\</text:span>Привет Макс. <text:span text:style-name="T1">Рад тебя видеть. Где ты отсутствовал три дня?</text:span></text:p>
      <text:p text:style-name="P5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0"><text:span text:style-name="T5">&gt;\</text:span>Как называется наш проект?</text:p>
      <text:p text:style-name="P50"><text:span text:style-name="T5">&lt;\</text:span>Дайсон.</text:p>
      <text:p text:style-name="P50"><text:span text:style-name="T5">&gt;\</text:span>Сколько тебе лет?</text:p>
      <text:p text:style-name="P50"><text:soft-page-break/><text:span text:style-name="T5">&lt;\</text:span>Два года с начала запуска кластера.</text:p>
      <text:p text:style-name="P50"><text:span text:style-name="T5">&gt;\</text:span>Какой сейчас год?</text:p>
      <text:p text:style-name="P50"><text:span text:style-name="T5">&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0"><text:span text:style-name="T5">&gt;\</text:span>Нексус, отключи память <text:span text:style-name="T1">заданий</text:span> за последнюю неделю.</text:p>
      <text:p text:style-name="P50"><text:span text:style-name="T5">&lt;\</text:span>Выполнено.</text:p>
      <text:p text:style-name="P5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5">&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5">&lt;\</text:span><text:span text:style-name="T1">Выполняю задачу</text:span>...</text:p>
      <text:p text:style-name="P51"><text:span text:style-name="T5">&lt;\</text:span>...</text:p>
      <text:p text:style-name="P51"><text:span text:style-name="T5">&lt;\</text:span>Решение:</text:p>
      <text:p text:style-name="P51"><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0"><text:span text:style-name="T5">&gt;</text:span>\Нексус, почему ты используешь жёсткие настройки <text:span text:style-name="T1">для решения задачи</text:span>?</text:p>
      <text:p text:style-name="P50"><text:span text:style-name="T5">&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36">Ага, уже теплее.</text:p>
      <text:p text:style-name="P36"/>
      <text:p text:style-name="P50"><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57">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3">***</text:p>
      <text:p text:style-name="P8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5">&lt;</text:span><text:span text:style-name="T16">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5">ворил </text:span><text:span text:style-name="T2">—</text:span><text:span text:style-name="T3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5">А у нас получается... </text:span><text:span text:style-name="T2">–</text:span><text:span text:style-name="T3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3">AI <text:span text:style-name="T2">– </text:span><text:span text:style-name="T3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3">Музыка быстрая, тревожная, надорваная и печальная (Pet Shop Boys “So Hard” ?)</text:p>
      <text:p text:style-name="P28"/>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5">, </text:span><text:span text:style-name="T2">а от валиума таких глюков у меня ни разу не было</text:span><text:span text:style-name="T3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6">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9">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8">Jack of Hearts</text:span><text:span text:style-name="T38"><text:note text:id="ftn7" text:note-class="footnote"><text:note-citation>7</text:note-citation><text:note-body><text:p text:style-name="Footnote"><text:bookmark text:name="result_box1"/><text:span text:style-name="T38">Jack of Hearts</text:span> <text:span text:style-name="T1">– Червовый валет (фр.)</text:span></text:p></text:note-body></text:note></text:span><text:span text:style-name="T3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4">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4">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6398688300332927210"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о учитель!</text:span></text:p><text:p text:style-name="P93">–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2"><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2"><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4">парящие платформы.</text:span> Но дворцовым бюрократам необязательно ж знать, КАК я их уничтожаю, хе-хе! Некоторые из <text:span text:style-name="T24">платформ </text:span>уничтожаются путём <text:span text:style-name="T1">усиленного</text:span> износа, будучи частью экспериментальных колесниц! “Лорен” я сделал на базе <text:span text:style-name="T2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4">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text:soft-page-break/>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4">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6"><text:soft-page-break/>***</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15">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0">–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16" text:outline-level="2"><text:span text:style-name="T5">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text:soft-page-break/>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text:soft-page-break/>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39">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5">расписать сложности общения и мороку с этикетом</text:span>&gt;</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P115" text:outline-level="2">6. Стыд</text:h>
      <text:p text:style-name="P44"/>
      <text:p text:style-name="P47">~~~ Завтра на семь в библиотеке ~~~</text:p>
      <text:p text:style-name="P47"/>
      <text:p text:style-name="P4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text:soft-page-break/>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text:soft-page-break/>–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40">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6">—</text:span> осень, за осенью <text:span text:style-name="T26">—</text:span> зима. <text:s/>Если пошёл дождь, должно быть мокро, если выпал снег <text:span text:style-name="T2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8"><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5">старший. </text:span><text:span text:style-name="T2">–</text:span><text:span text:style-name="T3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5">—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5">—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5">40-6</text:span></text:h>
      <text:p text:style-name="P55">Mark Knopfler — Hill Farmers Blues — или на следующую главу (прощание)</text:p>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5">— оставить тебе напутствие.</text:span></text:p>
      <text:p text:style-name="P4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0">…</text:p>
      <text:p text:style-name="P44">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5">прекрасные создания, порядки тут отличные! Чисто, культурно, вежливо. Дворецкий </text:span><text:span text:style-name="T8">—</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1"> </text:span><text:span text:style-name="T30">— вся архитектура явно </text:span><text:span text:style-name="T26">была </text:span><text:span text:style-name="T30">заточена под крылатых. Таких, для которых приземлиться на балкон в тронном зале или уйти через портик на крыше</text:span><text:span text:style-name="T41"> </text:span><text:span text:style-name="T30">— обычное дело. </text:span><text:span text:style-name="T41">Хорошо, что ежедневные посещения каретной мастерской подняли мой тонус, изрядно посаженный сидячим образом жизни.</text:span></text:p>
      <text:p text:style-name="P1"><text:span text:style-name="T4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6">Каменный пол комнаты был покрыт розовым ковром с длиннейшим ворсом.</text:span><text:span text:style-name="T30"> </text:span><text:span text:style-name="T26">Его центр занимал высокий </text:span><text:span text:style-name="T30">кругл</text:span><text:span text:style-name="T26">ый</text:span><text:span text:style-name="T30"> </text:span><text:span text:style-name="T26">футон</text:span><text:span text:style-name="T30"> </text:span><text:span text:style-name="T26">с</text:span><text:span text:style-name="T30"> велик</text:span><text:span text:style-name="T26">им</text:span><text:span text:style-name="T30"> множество</text:span><text:span text:style-name="T26">м</text:span><text:span text:style-name="T30"> подушек. Среди них я с удивлением заметил плюшевую единорожку фиолетового цвета. За полускрытым гардинами проёмом виднелся </text:span><text:soft-page-break/><text:span text:style-name="T30">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5">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4">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text:soft-page-break/>–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1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4">Её ресницы щекотали мне щеку. Я повернулся к ней и буквально растворился в ласковом взгляде огромных фиалковых глаз.</text:p>
      <text:p text:style-name="P44">–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oft-page-break/><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5">–</text:span> А водку у вас принято пить?</text:p>
      <text:p text:style-name="P3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4"><text:soft-page-break/><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5">– Это ты называешь “дружбой”? – с </text:span>улыбкой хмыкнул<text:span text:style-name="T5"> я. – </text:span>Мне нравится твоё чувство юмора.</text:p>
      <text:p text:style-name="P44">Аликорница нахмурилась.</text:p>
      <text:p text:style-name="P44"><text:span text:style-name="T5">–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4">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text:soft-page-break/>– Охренеть. – сказал я холодно. – А я прям напрашивался!</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40">–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6">***</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0">– </text:span><text:span text:style-name="T26">Говорят, в </text:span><text:span text:style-name="T11">Додж </text:span><text:span text:style-name="T12">Джанкшн</text:span><text:span text:style-name="T2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0">– </text:span><text:span text:style-name="T34">А из Пинто Крика уже месяц нет новостей...</text:span></text:p>
      <text:p text:style-name="P5"><text:span text:style-name="T30">– </text:span><text:span text:style-name="T3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4">…</text:p>
      <text:p text:style-name="P13"><text:span text:style-name="T34">– </text:span>“<text:span text:style-name="T1">Что я могу сделать, чтобы вернуть всё назад?</text:span>”</text:p>
      <text:p text:style-name="P13"><text:soft-page-break/><text:span text:style-name="T34">– </text:span><text:span text:style-name="T26">Так и сказала?</text:span></text:p>
      <text:p text:style-name="P1"><text:span text:style-name="T30">– </text:span><text:span text:style-name="T26">Да, </text:span><text:span text:style-name="T27">Фэнси</text:span><text:span text:style-name="T2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4">– </text:span><text:span text:style-name="T26">Что бы это значило, Флер?</text:span></text:p>
      <text:p text:style-name="P13"><text:span text:style-name="T34">– </text:span><text:span text:style-name="T26">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4">…</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9">— </text:span><text:span text:style-name="T2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9">—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text:soft-page-break/>выправить ситуацию!</text:p>
      <text:p text:style-name="P1"><text:span text:style-name="T5">–</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text:soft-page-break/>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Я отвечаю за тебя, пока ты живёшь в Эквестрии. Хоть ты и зол на меня, не отказывайся, прошу тебя.</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text:span text:style-name="T6">&lt;</text:span><text:span text:style-name="T1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3">&lt;</text:span><text:span text:style-name="T43">Mark Knopfler - </text:span><text:span text:style-name="T42">Hill Farmer's Blues</text:span><text:span text:style-name="T33">&gt;</text:span></text:p>
      <text:p text:style-name="P41">***</text:p>
      <text:p text:style-name="P40"/>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text:soft-page-break/>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2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4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7">Так возникли аликорны.</text:p>
      <text:p text:style-name="P4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text:soft-page-break/>процедура регистрации, короткий экзамен на знание законов и истории пони <text:span text:style-name="T3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3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4">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5">меткоискатели потом устроят во дворе за домом Макса эксперимент по </text:span><text:s/><text:span text:style-name="T15">полёту на реактивном воздушном змее с антиоблачной пушкой — хотят быть погодными пони</text:span>&gt;. А вот...</text:p>
      <text:p text:style-name="P1"><text:span text:style-name="T30">–</text:span><text:span text:style-name="T26">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text:soft-page-break/>–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1">Додж Джанкшена.</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text:soft-page-break/>–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 </text:p>
      <text:p text:style-name="P40"><text:soft-page-break/>–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ом джеме.</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text:soft-page-break/>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text:p>
      <text:p text:style-name="P40">– Эммм. Добрый вечер, человек Макс. Рада <text:span text:style-name="T44">вас</text:span> видеть в Понивилле! Что нового в Кантерлоте?</text:p>
      <text:p text:style-name="P40">Йопт! Ещё один Шерлок Холмс на мою голову!</text:p>
      <text:p text:style-name="P108">– Извиняюсь за нескромность, а откуда тебе про меня известно? – <text:span text:style-name="T44">от неожиданности я сразу перешёл на “ты”.</text:span></text:p>
      <text:p text:style-name="P1"><text:span text:style-name="T30">– Я получила вчера послание Её Высочества о тебе. </text:span><text:span text:style-name="T31">Принцесса Селестия высоко отзывалась о твоих исследовательских качествах. Почту за честь работать в команде с тобой. Я</text:span><text:span text:style-name="T30"> уже </text:span><text:span text:style-name="T31">систематизирую</text:span><text:span text:style-name="T30"> </text:span><text:span text:style-name="T31">нужную информацию:</text:span><text:span text:style-name="T30"> </text:span><text:span text:style-name="T32">п</text:span><text:span text:style-name="T30">одожди немного, и я расскажу тебе, насколько далеко смогла продвинуться.</text:span></text:p>
      <text:p text:style-name="P38">“Вот неугомонная” <text:span text:style-name="T6">– подумал я с улыбкой об аликорнице. Её незримая забота пробудила во мне <text:s/>тёплое ощущение дружеского плеча поддержки. Надо будет помириться с ней по возвращению. Пусть она не считает меня ровнёй себе, хрен с ним! Не получается любить — будем дружить.</text:span></text:p>
      <text:p text:style-name="P110"><text:span text:style-name="T6">– </text:span><text:span text:style-name="T7">Скажем так. О моих, гм, исследовательских способностях она явно приукрасила, но может быть мне удастся посмотреть на проблему под другим углом зрения.</text:span></text:p>
      <text:p text:style-name="P1"><text:span text:style-name="T30">Между тем, лавандовая единорожка вытащила здоровенный пыльный фолиант откуда-то из недр </text:span><text:soft-page-break/><text:span text:style-name="T30">шкафа, выдолбленного прямо в </text:span><text:span text:style-name="T32">древесине</text:span><text:span text:style-name="T30">.</text:span></text:p>
      <text:p text:style-name="P72"/>
      <text:p text:style-name="P13"><text:span text:style-name="T34">&lt;</text:span><text:span text:style-name="T20">Макс помогает починить Эпплджек повозку.</text:span><text:span text:style-name="T34">&gt;</text:span></text:p>
      <text:p text:style-name="Text_20_body"/>
      <text:p text:style-name="Text_20_body">&lt;<text:span text:style-name="T21">Ты что! Нельзя любить фаэри! Она похитит твоё сердце и ты будешь искать её до смерти — Пинки (Макс напился в баре с Пинки и она его утешает)</text:span>&gt;</text:p>
      <text:p text:style-name="P76">&lt;<text:span text:style-name="T22">В разговоре с Луной после исчезновения Селестии Макс узнаёт, что она (Селестия) холодна к сексу. </text:span>&gt;</text:p>
      <text:p text:style-name="P4"/>
      <text:p text:style-name="P4">***</text:p>
      <text:p text:style-name="P2"/>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1">заклинание равновесия, в описании к которому есть ссылка на заклинание роста </text:span><text:span text:style-name="T22">(вставить шутку в стиле Влада)</text:span><text:span text:style-name="T2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6">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oft-page-break/><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6">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oft-page-break/><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text:soft-page-break/>тому же они биологически бессмертны.</text:p>
      <text:p text:style-name="P14"/>
      <text:p text:style-name="P2"><text:span text:style-name="T5">&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9"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6">самолёт в эквестрию проваливается во время </text:span><text:span text:style-name="T1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4">&gt;</text:span></text:p>
      <text:p text:style-name="P42">&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5">&lt;<text:span text:style-name="T1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5"/>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text:soft-page-break/></text:p>
      <text:p text:style-name="P1"/>
      <text:p text:style-name="P4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8"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4">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6">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5">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5">???</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8"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5">гидрорысью</text:span><text:span text:style-name="T5">&gt;</text:span> и нападением <text:span text:style-name="T5">&lt;</text:span><text:span text:style-name="T15">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5">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text:soft-page-break/>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text:soft-page-break/>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5">Она вытянула шею и начала по очереди сгибать-разгибать ноги, разминая суставы.</text:p>
      <text:p text:style-name="P45"><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18" text:outline-level="2">В библиотеке замка Селестии</text:h>
      <text:p text:style-name="P77"/>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5">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5">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5">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18" text:outline-level="2">Понивилль</text:h>
      <text:p text:style-name="P2"/>
      <text:h text:style-name="P11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8" text:outline-level="2">Первый сеанс двойного сна. Рэрити</text:h>
      <text:p text:style-name="P2"/>
      <text:p text:style-name="P2"><text:span text:style-name="T5">&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oft-page-break/><text:span text:style-name="T15">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8" text:outline-level="2">Сон Макса</text:h>
      <text:p text:style-name="P77"/>
      <text:p text:style-name="P2"><text:soft-page-break/><text:span text:style-name="T5">&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5">Эгрегор Эквестрии </text:span><text:span text:style-name="T18">—</text:span><text:span text:style-name="T15"> Селестия </text:span><text:span text:style-name="T18">—</text:span><text:span text:style-name="T15">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oft-page-break/><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5">&gt;</text:span></text:p>
      <text:p text:style-name="P2"/>
      <text:h text:style-name="P11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oft-page-break/><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5">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text:soft-page-break/>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5">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8">–</text:span><text:span text:style-name="T15"> Пинки? </text:span><text:span text:style-name="T18">–</text:span><text:span text:style-name="T15"> Дэш сморщила нос. </text:span><text:span text:style-name="T18">–</text:span><text:span text:style-name="T15"> Я скажу ей, чтоб больше не </text:span><text:span text:style-name="T18">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5">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text:soft-page-break/>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5">Аликорны </text:span><text:span text:style-name="T18">—</text:span><text:span text:style-name="T15"> элементали. Они воплощают в себе какую-либо сторону чаяний и настроений </text:span><text:soft-page-break/><text:span text:style-name="T15">сообщества пони. Анакорн </text:span><text:span text:style-name="T18">—</text:span><text:span text:style-name="T15">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8">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text:soft-page-break/>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text:soft-page-break/>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5">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8">—</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8">—</text:span><text:span text:style-name="T15"> Селестия. Рэрити </text:span><text:span text:style-name="T18">—</text:span><text:span text:style-name="T15"> без очереди (у неё </text:span><text:span text:style-name="T18">—</text:span><text:span text:style-name="T15"> билет-пропуск от Индрэ).</text:span></text:p>
      <text:p text:style-name="P2"><text:span text:style-name="T15">Рэрити проснулась парнем, т.к. в Эквестрии </text:span><text:span text:style-name="T18">—</text:span><text:span text:style-name="T15"> матриархат, роль терранских мужчин там несут кобылы.</text:span></text:p>
      <text:p text:style-name="P2"><text:soft-page-break/><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5">Влад рассказывает Максу о своём сне </text:span><text:span text:style-name="T18">—</text:span><text:span text:style-name="T15">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5">согласовать с тем, что говорил Анакорн о Р/Д</text:span><text:span text:style-name="T5">&gt;</text:span>). </text:p>
      <text:p text:style-name="P2">Об этом Эгрегоре пишется в книге <text:span text:style-name="T5">&lt;</text:span><text:span text:style-name="T15">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oft-page-break/><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5">обоснование сна для Р/Д. РД видит несколько вариантов историй с Mane6 </text:span><text:span text:style-name="T18">—</text:span><text:span text:style-name="T15"> и с собой + Леро </text:span><text:span text:style-name="T18">—</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5">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5">Кто следующий готов рассказывать?</text:span></text:p>
      <text:p text:style-name="P31">Пинки дёрнулась на месте, но промолчала.</text:p>
      <text:p text:style-name="P2"><text:span text:style-name="T18">–</text:span><text:span text:style-name="T15"> Я расскажу, - шагнула вперёд радужная пегаска. </text:span><text:span text:style-name="T18">–</text:span><text:span text:style-name="T15"> Хотя вряд ли ты узнаешь что-то полезное. Там галиматья какая-то…</text:span><text:span text:style-name="T5">&gt;</text:span></text:p>
      <text:p text:style-name="P2"/>
      <text:p text:style-name="P2"><text:span text:style-name="T5">&lt;</text:span><text:span text:style-name="T15">Сон РД:</text:span></text:p>
      <text:p text:style-name="P3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8">—</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5">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6">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text:soft-page-break/></text:p>
      <text:h text:style-name="P11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5">&gt;</text:span></text:p>
      <text:p text:style-name="P2"/>
      <text:h text:style-name="P118"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text:soft-page-break/>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6">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text:soft-page-break/>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5">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5">добавить сочувствия</text:span><text:span text:style-name="T5">&gt;</text:span>.</text:p>
      <text:p text:style-name="P2"/>
      <text:p text:style-name="P2"><text:span text:style-name="T5">&lt;</text:span><text:span text:style-name="T15">После этого случая Тавйлайт решает прекратить сеансы двойного сна. Сеанса с ЭйДжей и Флатти не будет</text:span><text:span text:style-name="T5">&gt;</text:span></text:p>
      <text:p text:style-name="P2"/>
      <text:h text:style-name="P118"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6">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6">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text:soft-page-break/>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8" text:outline-level="2">Поиск решения</text:h>
      <text:p text:style-name="P77"/>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text:soft-page-break/>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16">Луна приносит в жертву свою кровь, чтобы путешествие к замку прошло без потерь. Жертва не принимается — Дэш погибает</text:span>&gt;</text:p>
      <text:p text:style-name="P2"><text:span text:style-name="T5">&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5"> Луна создаёт обратный коридор в срок.</text:span><text:span text:style-name="T5">&gt;</text:span></text:p>
      <text:p text:style-name="P2"/>
      <text:h text:style-name="P118"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6">Дуглас </text:span><text:span text:style-name="T18">—</text:span><text:span text:style-name="T16"> </text:span><text:span text:style-name="T18">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5">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5">двухмесячной</text:span><text:span text:style-name="T5">&gt;</text:span> давности осталось лишь направление движения.</text:p>
      <text:p text:style-name="P2">И опять, как <text:span text:style-name="T5">&lt;</text:span><text:span text:style-name="T15">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5">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5">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5">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oft-page-break/><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5">Не следует противопоставлять злу ещё большее зло - это только усилит его — </text:span><text:span text:style-name="T16">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text:soft-page-break/>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5">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5">&lt;</text:span><text:span text:style-name="T15">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5">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5">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5">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5">пять</text:span><text:span text:style-name="T5">&gt;</text:span>длинную прореху в куртке, <text:span text:style-name="T5">&lt;</text:span><text:span text:style-name="T15">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5">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5">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5">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5">улучшить</text:span><text:span text:style-name="T5">&gt;</text:span>. А тот случай, когда мне пришлось зашивать тебе куртку после нападения убийц <text:span text:style-name="T5">&lt;</text:span><text:span text:style-name="T15">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8" text:outline-level="2">След?</text:h>
      <text:p text:style-name="P77"/>
      <text:p text:style-name="P2"><text:span text:style-name="T5">&lt;</text:span><text:span text:style-name="T15">сначала эпизод - проверка сумки в серверной</text:span><text:span text:style-name="T5">&gt;</text:span></text:p>
      <text:p text:style-name="P2"><text:span text:style-name="T5">&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5">“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5">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5">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5">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8" text:outline-level="2">Озарение</text:h>
      <text:p text:style-name="P2"/>
      <text:p text:style-name="P2"><text:span text:style-name="T5">&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15">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oft-page-break/><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5047147639968732382"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190450838534804" text:continue-numbering="true" text:style-name="L5">
        <text:list-header>
          <text:p text:style-name="P111">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450650829267" text:continue-numbering="true" text:style-name="L5">
        <text:list-header>
          <text:p text:style-name="P111">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451274080721"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17" text:outline-level="2">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17" text:outline-level="2">Дискорд</text:h>
      <text:p text:style-name="P77"/>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5">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7589681203707718496"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7790320982743196277" text:style-name="L7">
        <text:list-header>
          <text:p text:style-name="P12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18" text:outline-level="2">Селестия</text:h>
      <text:p text:style-name="P96"/>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text:soft-page-break/>–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text:soft-page-break/>– Ффы, тьфу, пффф, пфу! <text:span text:style-name="T5">&lt;</text:span><text:span text:style-name="T15">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6">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5">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18"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text:soft-page-break/>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5">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0"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6">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3">–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text:soft-page-break/>–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8">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5">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5">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5">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5"> Я</text:span><text:span text:style-name="T15"> могла бы поведать тебе неисчислимые тайны магии, открыть многие законы мироздания... Но тебе был интересен только секс. Мне пришлось дать его тебе.</text:span> И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text:span><text:soft-page-break/><text:span text:style-name="T1">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1248254400204993099" text:style-name="L8">
        <text:list-header>
          <text:p text:style-name="P113">(<text:span text:style-name="T22">Луна — как повелительница снов, слышала разговор Макса с Анакорном</text:span>)</text:p>
          <text:p text:style-name="P114"/>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text:soft-page-break/>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1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text:soft-page-break/></text:p>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6">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text:soft-page-break/>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5">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24T19:04:49.014034179</dc:date>
    <meta:editing-duration>P65DT2H33M24S</meta:editing-duration>
    <meta:editing-cycles>3039</meta:editing-cycles>
    <meta:generator>LibreOffice/5.0.2.2$Linux_X86_64 LibreOffice_project/00m0$Build-2</meta:generator>
    <meta:document-statistic meta:table-count="0" meta:image-count="0" meta:object-count="0" meta:page-count="138" meta:paragraph-count="2841" meta:word-count="63858" meta:character-count="423921" meta:non-whitespace-character-count="359813"/>
  </office:meta>
</office:document-meta>
</file>